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083in"/>
    </style:style>
    <style:style style:name="co3" style:family="table-column">
      <style:table-column-properties fo:break-before="auto" style:column-width="1.072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2311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3402in"/>
    </style:style>
    <style:style style:name="co8" style:family="table-column">
      <style:table-column-properties fo:break-before="auto" style:column-width="0.3516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439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3953in"/>
    </style:style>
    <style:style style:name="co13" style:family="table-column">
      <style:table-column-properties fo:break-before="auto" style:column-width="1.3126in"/>
    </style:style>
    <style:style style:name="co14" style:family="table-column">
      <style:table-column-properties fo:break-before="auto" style:column-width="3.1701in"/>
    </style:style>
    <style:style style:name="co15" style:family="table-column">
      <style:table-column-properties fo:break-before="auto" style:column-width="0.7772in"/>
    </style:style>
    <style:style style:name="co16" style:family="table-column">
      <style:table-column-properties fo:break-before="auto" style:column-width="1.0173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0071in"/>
    </style:style>
    <style:style style:name="co20" style:family="table-column">
      <style:table-column-properties fo:break-before="auto" style:column-width="0.6465in"/>
    </style:style>
    <style:style style:name="co21" style:family="table-column">
      <style:table-column-properties fo:break-before="auto" style:column-width="0.6354in"/>
    </style:style>
    <style:style style:name="co22" style:family="table-column">
      <style:table-column-properties fo:break-before="auto" style:column-width="1.0835in"/>
    </style:style>
    <style:style style:name="co23" style:family="table-column">
      <style:table-column-properties fo:break-before="auto" style:column-width="0.5917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ce13"/>
        <table:table-column table:style-name="co9" table:number-columns-repeated="4" table:default-cell-style-name="ce11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4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1"/>
        <table:table-column table:style-name="co21" table:default-cell-style-name="ce13"/>
        <table:table-column table:style-name="co22" table:default-cell-style-name="Default"/>
        <table:table-column table:style-name="co6" table:default-cell-style-name="Default"/>
        <table:table-column table:style-name="co23" table:default-cell-style-name="Default"/>
        <table:table-column table:style-name="co17" table:number-columns-repeated="994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8" office:value-type="string">
            <text:p>Names</text:p>
          </table:table-cell>
          <table:table-cell table:style-name="ce8" office:value-type="string">
            <text:p>Size</text:p>
          </table:table-cell>
          <table:table-cell table:style-name="ce8" office:value-type="string">
            <text:p>sI</text:p>
          </table:table-cell>
          <table:table-cell table:style-name="ce8" office:value-type="string">
            <text:p>HP</text:p>
          </table:table-cell>
          <table:table-cell table:style-name="ce8" office:value-type="string">
            <text:p>Atk</text:p>
          </table:table-cell>
          <table:table-cell table:style-name="ce8" office:value-type="string">
            <text:p>Def</text:p>
          </table:table-cell>
          <table:table-cell table:style-name="ce8" office:value-type="string">
            <text:p>FH</text:p>
          </table:table-cell>
          <table:table-cell table:style-name="ce8" office:value-type="string">
            <text:p>FW</text:p>
          </table:table-cell>
          <table:table-cell table:style-name="ce8" office:value-type="string">
            <text:p>Boss</text:p>
          </table:table-cell>
          <table:table-cell table:style-name="ce14" office:value-type="string">
            <text:p>Sp</text:p>
          </table:table-cell>
          <table:table-cell table:style-name="ce16" office:value-type="string">
            <text:p>Su</text:p>
          </table:table-cell>
          <table:table-cell table:style-name="ce18" office:value-type="string">
            <text:p>Au</text:p>
          </table:table-cell>
          <table:table-cell table:style-name="ce20" office:value-type="string">
            <text:p>Wi</text:p>
          </table:table-cell>
          <table:table-cell table:style-name="ce8" office:value-type="string">
            <text:p>cdx</text:p>
          </table:table-cell>
          <table:table-cell table:style-name="ce8" office:value-type="string">
            <text:p>cdy</text:p>
          </table:table-cell>
          <table:table-cell table:style-name="ce8" office:value-type="string">
            <text:p>cw</text:p>
          </table:table-cell>
          <table:table-cell table:style-name="ce8" office:value-type="string">
            <text:p>ch</text:p>
          </table:table-cell>
          <table:table-cell table:style-name="ce8" office:value-type="string">
            <text:p>atkId</text:p>
          </table:table-cell>
          <table:table-cell table:style-name="ce8" office:value-type="string">
            <text:p>args</text:p>
          </table:table-cell>
          <table:table-cell table:style-name="ce22" office:value-type="string">
            <text:p>money</text:p>
          </table:table-cell>
          <table:table-cell table:style-name="ce1" office:value-type="string">
            <text:p>drop0</text:p>
          </table:table-cell>
          <table:table-cell table:style-name="ce1" office:value-type="string">
            <text:p>drop1</text:p>
          </table:table-cell>
          <table:table-cell table:style-name="ce25" office:value-type="string">
            <text:p>drop2</text:p>
          </table:table-cell>
          <table:table-cell table:style-name="ce25" office:value-type="string">
            <text:p>Tile</text:p>
          </table:table-cell>
          <table:table-cell table:style-name="ce25" office:value-type="string">
            <text:p>soleKill</text:p>
          </table:table-cell>
          <table:table-cell table:style-name="ce25" office:value-type="string">
            <text:p>addtlHitCheck</text:p>
          </table:table-cell>
          <table:table-cell table:style-name="ce25" office:value-type="string">
            <text:p>wkSn</text:p>
          </table:table-cell>
          <table:table-cell table:style-name="ce25" office:value-type="string">
            <text:p>postHit</text:p>
          </table:table-cell>
          <table:table-cell table:number-columns-repeated="994"/>
        </table:table-row>
        <table:table-row table:style-name="ro2">
          <table:table-cell table:style-name="ce2" office:value-type="string">
            <text:p>*</text:p>
          </table:table-cell>
          <table:table-cell table:style-name="ce9" office:value-type="string">
            <text:p>Intro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7"/>
        </table:table-row>
        <table:table-row table:style-name="ro2">
          <table:table-cell office:value-type="string">
            <text:p>Discussly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tutorial</text:p>
          </table:table-cell>
          <table:table-cell table:number-columns-repeated="1004"/>
        </table:table-row>
        <table:table-row table:style-name="ro2">
          <table:table-cell table:style-name="ce2" office:value-type="string">
            <text:p>*</text:p>
          </table:table-cell>
          <table:table-cell table:style-name="ce9" office:value-type="string">
            <text:p>Farm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7"/>
        </table:table-row>
        <table:table-row table:style-name="ro2">
          <table:table-cell office:value-type="string">
            <text:p>robo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table:number-columns-repeated="1002"/>
        </table:table-row>
        <table:table-row table:style-name="ro2">
          <table:table-cell office:value-type="string">
            <text:p>bigBot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boss1</text:p>
          </table:table-cell>
          <table:table-cell office:value-type="string">
            <text:p>0,1,2</text:p>
          </table:table-cell>
          <table:table-cell office:value-type="string">
            <text:p>30,30</text:p>
          </table:table-cell>
          <table:table-cell office:value-type="string">
            <text:p>carrot,10,10</text:p>
          </table:table-cell>
          <table:table-cell office:value-type="string">
            <text:p>beet,10,10</text:p>
          </table:table-cell>
          <table:table-cell office:value-type="string">
            <text:p>grapes,3,3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*</text:p>
          </table:table-cell>
          <table:table-cell table:style-name="ce9" office:value-type="string">
            <text:p>Research Lab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7"/>
        </table:table-row>
        <table:table-row table:style-name="ro2">
          <table:table-cell office:value-type="string">
            <text:p>robo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table:number-columns-repeated="1002"/>
        </table:table-row>
        <table:table-row table:style-name="ro2">
          <table:table-cell office:value-type="string">
            <text:p>robo3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10,20</text:p>
          </table:table-cell>
          <table:table-cell table:number-columns-repeated="1002"/>
        </table:table-row>
        <table:table-row table:style-name="ro2">
          <table:table-cell office:value-type="string">
            <text:p>ScienceM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boss2</text:p>
          </table:table-cell>
          <table:table-cell office:value-type="string">
            <text:p>battery,battery,robobabby,robobabby,drone</text:p>
          </table:table-cell>
          <table:table-cell office:value-type="string">
            <text:p>200,200</text:p>
          </table:table-cell>
          <table:table-cell office:value-type="string">
            <text:p>apple,5,5</text:p>
          </table:table-cell>
          <table:table-cell office:value-type="string">
            <text:p>battery,8,8</text:p>
          </table:table-cell>
          <table:table-cell table:number-columns-repeated="1000"/>
        </table:table-row>
        <table:table-row table:style-name="ro2">
          <table:table-cell table:style-name="ce2" office:value-type="string">
            <text:p>*</text:p>
          </table:table-cell>
          <table:table-cell table:style-name="ce9" office:value-type="string">
            <text:p>Forest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7"/>
        </table:table-row>
        <table:table-row table:style-name="ro2">
          <table:table-cell office:value-type="string">
            <text:p>mouse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string">
            <text:p>slap</text:p>
          </table:table-cell>
          <table:table-cell/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8"/>
        </table:table-row>
        <table:table-row table:style-name="ro2">
          <table:table-cell office:value-type="string">
            <text:p>sqorl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string">
            <text:p>basic</text:p>
          </table:table-cell>
          <table:table-cell office:value-type="string">
            <text:p>acorn</text:p>
          </table:table-cell>
          <table:table-cell office:value-type="string">
            <text:p>0,10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8"/>
        </table:table-row>
        <table:table-row table:style-name="ro2"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ear</text:p>
          </table:table-cell>
          <table:table-cell office:value-type="string">
            <text:p>blackberry</text:p>
          </table:table-cell>
          <table:table-cell office:value-type="string">
            <text:p>200,200</text:p>
          </table:table-cell>
          <table:table-cell office:value-type="string">
            <text:p>blackberry,2,2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0,5</text:p>
          </table:table-cell>
          <table:table-cell office:value-type="string">
            <text:p>turkey,0,1</text:p>
          </table:table-cell>
          <table:table-cell table:number-columns-repeated="2"/>
          <table:table-cell office:value-type="string">
            <text:p>_coop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boss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0,50</text:p>
          </table:table-cell>
          <table:table-cell office:value-type="string">
            <text:p>turkey,6,6</text:p>
          </table:table-cell>
          <table:table-cell table:number-columns-repeated="2"/>
          <table:table-cell office:value-type="string">
            <text:p>_coop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Bridge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7"/>
        </table:table-row>
        <table:table-row table:style-name="ro2">
          <table:table-cell table:style-name="ce3" office:value-type="string">
            <text:p>Worker</text:p>
          </table:table-cell>
          <table:table-cell office:value-type="float" office:value="4">
            <text:p>4</text:p>
          </table:table-cell>
          <table:table-cell office:value-type="string">
            <text:p>md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uction</text:p>
          </table:table-cell>
          <table:table-cell/>
          <table:table-cell office:value-type="string">
            <text:p>200,400</text:p>
          </table:table-cell>
          <table:table-cell table:number-columns-repeated="1002"/>
        </table:table-row>
        <table:table-row table:style-name="ro2">
          <table:table-cell table:style-name="ce3" office:value-type="string">
            <text:p>BossWork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2">
            <text:p>12</text:p>
          </table:table-cell>
          <table:table-cell office:value-type="float" office:value="300">
            <text:p>30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boss</text:p>
          </table:table-cell>
          <table:table-cell/>
          <table:table-cell office:value-type="string">
            <text:p>800,800</text:p>
          </table:table-cell>
          <table:table-cell table:number-columns-repeated="1002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Underwater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7"/>
        </table:table-row>
        <table:table-row table:style-name="ro2">
          <table:table-cell table:style-name="ce3" office:value-type="string">
            <text:p>kelpBo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3">
            <text:p>13</text:p>
          </table:table-cell>
          <table:table-cell office:value-type="float" office:value="210">
            <text:p>21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string">
            <text:p>basicFarm</text:p>
          </table:table-cell>
          <table:table-cell office:value-type="string">
            <text:p>garlic,garlic,corn,corn,leek,spinach,leek,leek</text:p>
          </table:table-cell>
          <table:table-cell office:value-type="string">
            <text:p>69,69</text:p>
          </table:table-cell>
          <table:table-cell office:value-type="string">
            <text:p>garlic,10,10</text:p>
          </table:table-cell>
          <table:table-cell office:value-type="string">
            <text:p>leek,10,10</text:p>
          </table:table-cell>
          <table:table-cell office:value-type="string">
            <text:p>spinach,10,10</text:p>
          </table:table-cell>
          <table:table-cell office:value-type="string">
            <text:p>dirt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fishFa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algae,kelp</text:p>
          </table:table-cell>
          <table:table-cell office:value-type="string">
            <text:p>60,80</text:p>
          </table:table-cell>
          <table:table-cell office:value-type="string">
            <text:p>net,0,1</text:p>
          </table:table-cell>
          <table:table-cell office:value-type="string">
            <text:p>rice,0,1</text:p>
          </table:table-cell>
          <table:table-cell/>
          <table:table-cell office:value-type="string">
            <text:p>watertile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seaMon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number-columns-repeated="4"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100,120</text:p>
          </table:table-cell>
          <table:table-cell office:value-type="string">
            <text:p>net,0,1</text:p>
          </table:table-cell>
          <table:table-cell office:value-type="string">
            <text:p>rice,2,5</text:p>
          </table:table-cell>
          <table:table-cell office:value-type="string">
            <text:p>chestnut,0,1</text:p>
          </table:table-cell>
          <table:table-cell office:value-type="string">
            <text:p>watertile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seaHand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  <table:table-cell office:value-type="string">
            <text:p>basicRock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watertile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seaMan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.15">
            <text:p>0.15</text:p>
          </table:table-cell>
          <table:table-cell office:value-type="float" office:value="1.1">
            <text:p>1.1</text:p>
          </table:table-cell>
          <table:table-cell office:value-type="float" office:value="1.4">
            <text:p>1.4</text:p>
          </table:table-cell>
          <table:table-cell office:value-type="string">
            <text:p>slap</text:p>
          </table:table-cell>
          <table:table-cell/>
          <table:table-cell office:value-type="string">
            <text:p>600,600</text:p>
          </table:table-cell>
          <table:table-cell office:value-type="string">
            <text:p>egg,5,5</text:p>
          </table:table-cell>
          <table:table-cell table:number-columns-repeated="2"/>
          <table:table-cell office:value-type="string">
            <text:p>watertile</text:p>
          </table:table-cell>
          <table:table-cell office:value-type="string">
            <text:p>Y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seaHandL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85">
            <text:p>1.85</text:p>
          </table:table-cell>
          <table:table-cell office:value-type="float" office:value="0.95">
            <text:p>0.95</text:p>
          </table:table-cell>
          <table:table-cell office:value-type="float" office:value="-0.2">
            <text:p>-0.2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watertile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Fake Farm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7"/>
        </table:table-row>
        <table:table-row table:style-name="ro2">
          <table:table-cell table:style-name="ce3" office:value-type="string">
            <text:p>chickBo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string">
            <text:p>basicRock</text:p>
          </table:table-cell>
          <table:table-cell office:value-type="string">
            <text:p>egg</text:p>
          </table:table-cell>
          <table:table-cell office:value-type="string">
            <text:p>40,60</text:p>
          </table:table-cell>
          <table:table-cell office:value-type="string">
            <text:p>egg,0,5</text:p>
          </table:table-cell>
          <table:table-cell office:value-type="string">
            <text:p>goose,0,1</text:p>
          </table:table-cell>
          <table:table-cell/>
          <table:table-cell office:value-type="string">
            <text:p>_coop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piggu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string">
            <text:p>pigGun</text:p>
          </table:table-cell>
          <table:table-cell office:value-type="string">
            <text:p>portobello,shiitake,milkcap,blackshroom</text:p>
          </table:table-cell>
          <table:table-cell office:value-type="string">
            <text:p>0,5</text:p>
          </table:table-cell>
          <table:table-cell office:value-type="string">
            <text:p>shiitake,0,3</text:p>
          </table:table-cell>
          <table:table-cell office:value-type="string">
            <text:p>portobello,0,3</text:p>
          </table:table-cell>
          <table:table-cell/>
          <table:table-cell office:value-type="string">
            <text:p>_log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golem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7">
            <text:p>17</text:p>
          </table:table-cell>
          <table:table-cell office:value-type="float" office:value="300">
            <text:p>30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5">
            <text:p>0.5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garlic,grapes,leek</text:p>
          </table:table-cell>
          <table:table-cell office:value-type="string">
            <text:p>5,10</text:p>
          </table:table-cell>
          <table:table-cell office:value-type="string">
            <text:p>rhubarb,5,10</text:p>
          </table:table-cell>
          <table:table-cell office:value-type="string">
            <text:p>tomato,0,15</text:p>
          </table:table-cell>
          <table:table-cell office:value-type="string">
            <text:p>mango,0,5</text:p>
          </table:table-cell>
          <table:table-cell office:value-type="string">
            <text:p>dirt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lawnmow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string">
            <text:p>lawnmower</text:p>
          </table:table-cell>
          <table:table-cell/>
          <table:table-cell office:value-type="string">
            <text:p>150,150</text:p>
          </table:table-cell>
          <table:table-cell office:value-type="string">
            <text:p>fodder,4,4</text:p>
          </table:table-cell>
          <table:table-cell office:value-type="string">
            <text:p>asparagus,3,3</text:p>
          </table:table-cell>
          <table:table-cell/>
          <table:table-cell office:value-type="string">
            <text:p>dirt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machine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5"/>
          <table:table-cell office:value-type="string">
            <text:p>check_SP_SU</text:p>
          </table:table-cell>
          <table:table-cell table:number-columns-repeated="996"/>
        </table:table-row>
        <table:table-row table:style-name="ro2">
          <table:table-cell table:style-name="ce3" office:value-type="string">
            <text:p>machin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4,4</text:p>
          </table:table-cell>
          <table:table-cell table:number-columns-repeated="5"/>
          <table:table-cell office:value-type="string">
            <text:p>check_AU_WI</text:p>
          </table:table-cell>
          <table:table-cell table:number-columns-repeated="996"/>
        </table:table-row>
        <table:table-row table:style-name="ro2">
          <table:table-cell table:style-name="ce3" office:value-type="string">
            <text:p>machine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5"/>
          <table:table-cell office:value-type="string">
            <text:p>check_MUSH</text:p>
          </table:table-cell>
          <table:table-cell table:number-columns-repeated="996"/>
        </table:table-row>
        <table:table-row table:style-name="ro2">
          <table:table-cell table:style-name="ce3" office:value-type="string">
            <text:p>machine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5"/>
          <table:table-cell office:value-type="string">
            <text:p>check_FISH</text:p>
          </table:table-cell>
          <table:table-cell table:number-columns-repeated="996"/>
        </table:table-row>
        <table:table-row table:style-name="ro2">
          <table:table-cell table:style-name="ce3" office:value-type="string">
            <text:p>router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9">
            <text:p>19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float" office:value="-0.25">
            <text:p>-0.25</text:p>
          </table:table-cell>
          <table:table-cell office:value-type="string">
            <text:p>router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cybertile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serv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0">
            <text:p>20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server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cybertile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housekeepe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.85">
            <text:p>0.85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string">
            <text:p>housekeeper</text:p>
          </table:table-cell>
          <table:table-cell/>
          <table:table-cell office:value-type="string">
            <text:p>1000,1000</text:p>
          </table:table-cell>
          <table:table-cell office:value-type="string">
            <text:p>carrot,1,1</text:p>
          </table:table-cell>
          <table:table-cell table:number-columns-repeated="2"/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outlet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-0.25">
            <text:p>-0.25</text:p>
          </table:table-cell>
          <table:table-cell office:value-type="float" office:value="0">
            <text:p>0</text:p>
          </table:table-cell>
          <table:table-cell office:value-type="string">
            <text:p>outlet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unplug</text:p>
          </table:table-cell>
          <table:table-cell table:number-columns-repeated="994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South City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7"/>
        </table:table-row>
        <table:table-row table:style-name="ro2">
          <table:table-cell table:style-name="ce3" office:value-type="string">
            <text:p>mrbrun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600,600</text:p>
          </table:table-cell>
          <table:table-cell office:value-type="string">
            <text:p>tomato,10,10</text:p>
          </table:table-cell>
          <table:table-cell office:value-type="string">
            <text:p>grapes,10,10</text:p>
          </table:table-cell>
          <table:table-cell/>
          <table:table-cell office:value-type="string">
            <text:p>dirt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mobsty1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300,700</text:p>
          </table:table-cell>
          <table:table-cell office:value-type="string">
            <text:p>tomato,5,15</text:p>
          </table:table-cell>
          <table:table-cell office:value-type="string">
            <text:p>grapes,5,15</text:p>
          </table:table-cell>
          <table:table-cell/>
          <table:table-cell office:value-type="string">
            <text:p>dirt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mobsty2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8">
            <text:p>2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arborioB</text:p>
          </table:table-cell>
          <table:table-cell office:value-type="string">
            <text:p>600,1200</text:p>
          </table:table-cell>
          <table:table-cell office:value-type="string">
            <text:p>tomato,10,20</text:p>
          </table:table-cell>
          <table:table-cell office:value-type="string">
            <text:p>grapes,10,20</text:p>
          </table:table-cell>
          <table:table-cell office:value-type="string">
            <text:p>arborio,5,10</text:p>
          </table:table-cell>
          <table:table-cell office:value-type="string">
            <text:p>dirt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mobBoss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9">
            <text:p>29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,arborioB,porcini</text:p>
          </table:table-cell>
          <table:table-cell office:value-type="string">
            <text:p>2000,2000</text:p>
          </table:table-cell>
          <table:table-cell office:value-type="string">
            <text:p>tomato,30,30</text:p>
          </table:table-cell>
          <table:table-cell office:value-type="string">
            <text:p>grapes,30,30</text:p>
          </table:table-cell>
          <table:table-cell office:value-type="string">
            <text:p>arborio,30,30</text:p>
          </table:table-cell>
          <table:table-cell office:value-type="string">
            <text:p>dirt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North City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7"/>
        </table:table-row>
        <table:table-row table:style-name="ro2">
          <table:table-cell table:style-name="ce5" office:value-type="string">
            <text:p>dweebLord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float" office:value="9">
            <text:p>9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-0.65">
            <text:p>-0.65</text:p>
          </table:table-cell>
          <table:table-cell office:value-type="float" office:value="4.15">
            <text:p>4.15</text:p>
          </table:table-cell>
          <table:table-cell office:value-type="float" office:value="3.75">
            <text:p>3.75</text:p>
          </table:table-cell>
          <table:table-cell office:value-type="string">
            <text:p>wacg</text:p>
          </table:table-cell>
          <table:table-cell/>
          <table:table-cell table:style-name="ce11" office:value-type="string">
            <text:p>5000,5000</text:p>
          </table:table-cell>
          <table:table-cell office:value-type="string">
            <text:p>battery,10,10</text:p>
          </table:table-cell>
          <table:table-cell office:value-type="string">
            <text:p>drone,30,30</text:p>
          </table:table-cell>
          <table:table-cell office:value-type="string">
            <text:p>coffee,20,20</text:p>
          </table:table-cell>
          <table:table-cell office:value-type="string">
            <text:p>cybertile</text:p>
          </table:table-cell>
          <table:table-cell table:style-name="Default"/>
          <table:table-cell table:number-columns-repeated="997"/>
        </table:table-row>
        <table:table-row table:style-name="ro2">
          <table:table-cell table:style-name="ce6" office:value-type="string">
            <text:p>robb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3">
            <text:p>33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-0.05">
            <text:p>-0.05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shotgun,timebomb</text:p>
          </table:table-cell>
          <table:table-cell table:style-name="ce11" office:value-type="string">
            <text:p>2500,2500</text:p>
          </table:table-cell>
          <table:table-cell table:number-columns-repeated="4"/>
          <table:table-cell table:style-name="Default"/>
          <table:table-cell table:number-columns-repeated="997"/>
        </table:table-row>
        <table:table-row table:style-name="ro2">
          <table:table-cell table:style-name="ce5" office:value-type="string">
            <text:p>brown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cacao</text:p>
          </table:table-cell>
          <table:table-cell table:style-name="ce11"/>
          <table:table-cell table:number-columns-repeated="3"/>
          <table:table-cell office:value-type="string">
            <text:p>roadtile</text:p>
          </table:table-cell>
          <table:table-cell table:style-name="Default"/>
          <table:table-cell table:number-columns-repeated="997"/>
        </table:table-row>
        <table:table-row table:style-name="ro2">
          <table:table-cell table:style-name="ce5" office:value-type="string">
            <text:p>blue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table:style-name="ce11"/>
          <table:table-cell table:number-columns-repeated="3"/>
          <table:table-cell office:value-type="string">
            <text:p>roadtile</text:p>
          </table:table-cell>
          <table:table-cell table:style-name="Default"/>
          <table:table-cell table:number-columns-repeated="997"/>
        </table:table-row>
        <table:table-row table:style-name="ro2">
          <table:table-cell table:style-name="ce5" office:value-type="string">
            <text:p>red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table:style-name="ce11"/>
          <table:table-cell table:number-columns-repeated="3"/>
          <table:table-cell office:value-type="string">
            <text:p>roadtile</text:p>
          </table:table-cell>
          <table:table-cell table:style-name="Default"/>
          <table:table-cell table:number-columns-repeated="997"/>
        </table:table-row>
        <table:table-row table:style-name="ro2">
          <table:table-cell table:style-name="ce5" office:value-type="string">
            <text:p>foodTru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5">
            <text:p>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string">
            <text:p>mrGrillerGrillSpirits</text:p>
          </table:table-cell>
          <table:table-cell office:value-type="string">
            <text:p>burrito,dango,taco,kombucha,cheese,batterysalt</text:p>
          </table:table-cell>
          <table:table-cell table:style-name="ce11"/>
          <table:table-cell table:number-columns-repeated="3"/>
          <table:table-cell office:value-type="string">
            <text:p>grilltile</text:p>
          </table:table-cell>
          <table:table-cell table:style-name="Default"/>
          <table:table-cell table:number-columns-repeated="997"/>
        </table:table-row>
        <table:table-row table:style-name="ro2">
          <table:table-cell table:style-name="ce5" office:value-type="string">
            <text:p>delivTruc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basic</text:p>
          </table:table-cell>
          <table:table-cell office:value-type="string">
            <text:p>battery,app,taco,burrito,cheese,timebomb</text:p>
          </table:table-cell>
          <table:table-cell table:style-name="ce11"/>
          <table:table-cell table:number-columns-repeated="3"/>
          <table:table-cell office:value-type="string">
            <text:p>roadtile</text:p>
          </table:table-cell>
          <table:table-cell table:style-name="Default"/>
          <table:table-cell table:number-columns-repeated="997"/>
        </table:table-row>
        <table:table-row table:style-name="ro2">
          <table:table-cell table:style-name="ce5" office:value-type="string">
            <text:p>vend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1">
            <text:p>31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vendo</text:p>
          </table:table-cell>
          <table:table-cell office:value-type="string">
            <text:p>burrito,dango,taco,kombucha,cheese,coffee</text:p>
          </table:table-cell>
          <table:table-cell table:style-name="ce11"/>
          <table:table-cell table:number-columns-repeated="4"/>
          <table:table-cell table:style-name="Default"/>
          <table:table-cell table:number-columns-repeated="997"/>
        </table:table-row>
        <table:table-row table:style-name="ro2">
          <table:table-cell table:style-name="ce5" office:value-type="string">
            <text:p>hoverdwe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2">
            <text:p>32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Default"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app,drone,printer,headphones</text:p>
          </table:table-cell>
          <table:table-cell table:style-name="Default"/>
          <table:table-cell table:number-columns-repeated="3"/>
          <table:table-cell office:value-type="string">
            <text:p>cybertile</text:p>
          </table:table-cell>
          <table:table-cell table:style-name="Default"/>
          <table:table-cell table:number-columns-repeated="997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Food2 HQ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7"/>
        </table:table-row>
        <table:table-row table:style-name="ro2">
          <table:table-cell office:value-type="string">
            <text:p>theMonster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float" office:value="12">
            <text:p>12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400">
            <text:p>40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0.35">
            <text:p>-0.35</text:p>
          </table:table-cell>
          <table:table-cell office:value-type="float" office:value="4.35">
            <text:p>4.35</text:p>
          </table:table-cell>
          <table:table-cell office:value-type="float" office:value="3.5">
            <text:p>3.5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dirt</text:p>
          </table:table-cell>
          <table:table-cell table:number-columns-repeated="998"/>
        </table:table-row>
        <table:table-row table:style-name="ro2">
          <table:table-cell table:number-columns-repeated="10"/>
          <table:table-cell table:style-name="ce15"/>
          <table:table-cell table:style-name="ce17"/>
          <table:table-cell table:style-name="ce19"/>
          <table:table-cell table:style-name="ce21"/>
          <table:table-cell table:number-columns-repeated="1009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Bee Queen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7"/>
        </table:table-row>
        <table:table-row table:style-name="ro2">
          <table:table-cell table:style-name="ce7" office:value-type="string">
            <text:p>beeQueen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4">
            <text:p>34</text:p>
          </table:table-cell>
          <table:table-cell office:value-type="float" office:value="500">
            <text:p>50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8"/>
        </table:table-row>
        <table:table-row table:style-name="ro2">
          <table:table-cell table:style-name="ce7" office:value-type="string">
            <text:p>beeQueen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4">
            <text:p>34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8"/>
        </table:table-row>
        <table:table-row table:style-name="ro2">
          <table:table-cell table:style-name="ce7" office:value-type="string">
            <text:p>beeQueen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4">
            <text:p>34</text:p>
          </table:table-cell>
          <table:table-cell office:value-type="float" office:value="10000">
            <text:p>10000</text:p>
          </table:table-cell>
          <table:table-cell office:value-type="float" office:value="5000">
            <text:p>500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8"/>
        </table:table-row>
        <table:table-row table:style-name="ro2" table:number-rows-repeated="13">
          <table:table-cell table:number-columns-repeated="10"/>
          <table:table-cell table:style-name="ce15"/>
          <table:table-cell table:style-name="ce17"/>
          <table:table-cell table:style-name="ce19"/>
          <table:table-cell table:style-name="ce21"/>
          <table:table-cell table:number-columns-repeated="1009"/>
        </table:table-row>
        <table:table-row table:style-name="ro2" table:number-rows-repeated="1048501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 table:print="false">
        <table:table-column table:style-name="co1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7">01/07/2018</text:date>, <text:time>23:32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2:44:29.30</meta:creation-date>
    <dc:date>2018-01-07T23:32:53.77</dc:date>
    <dc:creator>Seab Dinch</dc:creator>
    <meta:editing-duration>P11DT10H25M20S</meta:editing-duration>
    <meta:editing-cycles>260</meta:editing-cycles>
    <meta:generator>OpenOffice/4.1.2$Win32 OpenOffice.org_project/412m3$Build-9782</meta:generator>
    <meta:document-statistic meta:table-count="3" meta:cell-count="1096" meta:object-count="0"/>
  </office:meta>
</office:document-meta>
</file>